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ainstorming :</text:p>
      <text:p text:style-name="Standard"/>
      <text:p text:style-name="Standard">- IHM, CAS USER</text:p>
      <text:p text:style-name="Standard"/>
      <text:p text:style-name="Standard">- Ajout exotique majeur : Kinect ? Controleur ? Reconnaissance vocale ?</text:p>
      <text:p text:style-name="Standard"/>
      <text:p text:style-name="Standard">- Achevements</text:p>
      <text:p text:style-name="Standard">- Scores</text:p>
      <text:p text:style-name="Standard">- Sessions /inscription</text:p>
      <text:p text:style-name="Standard">- Multi local</text:p>
      <text:p text:style-name="Standard">- Multi reseau / sauvegarde par réseau</text:p>
      <text:p text:style-name="Standard">- Multi : Battle, pieges, a la mario kart</text:p>
      <text:p text:style-name="Standard">- Sauvegarde locale</text:p>
      <text:p text:style-name="Standard">- Aide</text:p>
      <text:p text:style-name="Standard">- Hypothèses</text:p>
      <text:p text:style-name="Standard">- Timer</text:p>
      <text:p text:style-name="Standard">- Modification couleurs/skin</text:p>
      <text:p text:style-name="Standard">- Erreur direct</text:p>
      <text:p text:style-name="Standard">- Selection difficulté</text:p>
      <text:p text:style-name="Standard">- Support web ou application</text:p>
      <text:p text:style-name="Standard">- Aide apres un timer / inactivité</text:p>
      <text:p text:style-name="Standard">- Partage sur FB/Teuteur</text:p>
      <text:p text:style-name="Standard">- Easter egg</text:p>
      <text:p text:style-name="Standard">- Crédits</text:p>
      <text:p text:style-name="Standard">- Modes de jeu/Time trial</text:p>
      <text:p text:style-name="Standard">- Croiser avec un deuxieme jeu</text:p>
      <text:p text:style-name="Standard"/>
      <text:p text:style-name="Standard"/>
      <text:p text:style-name="Standard">- Tutoriel scripté dialogue entre jaco-depres</text:p>
      <text:p text:style-name="Standard"/>
      <text:p text:style-name="Standard"/>
      <text:p text:style-name="Standard">- Entendu d'un autre groupe : Fonctionnalités handicap (aveugle avec des so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5M47S</meta:editing-duration>
    <meta:editing-cycles>6</meta:editing-cycles>
    <meta:generator>OpenOffice.org/3.4$Win32 OpenOffice.org_project/340m1$Build-9590</meta:generator>
    <dc:date>2015-01-15T10:34:24.45</dc:date>
    <dc:creator>Pierre Cartier</dc:creator>
    <meta:document-statistic meta:table-count="0" meta:image-count="0" meta:object-count="0" meta:page-count="1" meta:paragraph-count="25" meta:word-count="112" meta:character-count="631"/>
    <meta:user-defined meta:name="Info 1"/>
    <meta:user-defined meta:name="Info 2"/>
    <meta:user-defined meta:name="Info 3"/>
    <meta:user-defined meta:name="Info 4"/>
  </office:meta>
</office:document-meta>
</file>